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6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fo:min-height="5.2cm"/>
    </style:style>
    <style:style style:name="gr4" style:family="graphic" style:parent-style-name="standard">
      <style:graphic-properties draw:stroke="none" svg:stroke-color="#000000" draw:fill="none" draw:fill-color="#ffffff" fo:min-height="15.391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15.664cm"/>
    </style:style>
    <style:style style:name="gr8" style:family="graphic" style:parent-style-name="standard">
      <style:graphic-properties draw:stroke="none" svg:stroke-color="#000000" draw:fill="none" draw:fill-color="#ffffff" fo:min-height="8.1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cm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4.4cm" svg:height="8.744cm" svg:x="2.7cm" svg:y="3.8cm">
          <draw:text-box>
            <text:p><text:span text:style-name="T1">require 'active_record'</text:span></text:p>
            <text:p><text:span text:style-name="T1"/></text:p>
            <text:p><text:span text:style-name="T1">ActiveRecord::Base.establish_connection :adapter =&gt; "sqlite3",:database =&gt; "dbfile"</text:span></text:p>
            <text:p><text:span text:style-name="T1"/></text:p>
            <text:p><text:span text:style-name="T1">class Duck &lt; ActiveRecord::Base</text:span></text:p>
            <text:p><text:span text:style-name="T1"><text:s text:c="2"/></text:span><text:span text:style-name="T1">validate do</text:span></text:p>
            <text:p><text:span text:style-name="T1"><text:s text:c="4"/></text:span><text:span text:style-name="T1">errors.add(:base, "Illegal duck name.") unless name[0] == 'D'</text:span></text:p>
            <text:p><text:span text:style-name="T1"><text:s text:c="2"/></text:span><text:span text:style-name="T1">end</text:span></text:p>
            <text:p><text:span text:style-name="T1">end</text:span></text:p>
            <text:p><text:span text:style-name="T1"/></text:p>
            <text:p><text:span text:style-name="T1">my_duck = Duck.new</text:span></text:p>
            <text:p><text:span text:style-name="T1">my_duck.name = "Donald"</text:span></text:p>
            <text:p><text:span text:style-name="T1">my_duck.valid?</text:span></text:p>
            <text:p><text:span text:style-name="T1">my_duck.save!</text:span></text:p>
          </draw:text-box>
        </draw:frame>
        <draw:frame draw:style-name="gr2" draw:text-style-name="P1" xml:id="id2" draw:id="id2" draw:layer="layout" svg:width="13.4cm" svg:height="0.95cm" svg:x="26.2cm" svg:y="4.9cm">
          <draw:text-box>
            <text:p><text:span text:style-name="T1">gems/activerecord-4.2.1/lib/active_record.rb</text:span></text:p>
          </draw:text-box>
        </draw:frame>
        <draw:frame draw:style-name="gr3" draw:text-style-name="P1" xml:id="id3" draw:id="id3" draw:layer="layout" svg:width="12cm" svg:height="11.351cm" svg:x="28.1cm" svg:y="7.1cm">
          <draw:text-box>
            <text:p><text:span text:style-name="T1">require 'active_support'</text:span></text:p>
            <text:p><text:span text:style-name="T1">require 'active_support/rails'</text:span></text:p>
            <text:p><text:span text:style-name="T1">require 'active_model'</text:span></text:p>
            <text:p><text:span text:style-name="T1">require 'arel'</text:span></text:p>
            <text:p><text:span text:style-name="T1"/></text:p>
            <text:p><text:span text:style-name="T1">require 'active_record/version'</text:span></text:p>
            <text:p><text:span text:style-name="T1">require 'active_record/attribute_set'</text:span></text:p>
            <text:p><text:span text:style-name="T1"/></text:p>
            <text:p><text:span text:style-name="T1">module ActiveRecord</text:span></text:p>
            <text:p><text:span text:style-name="T1"><text:s text:c="2"/></text:span><text:span text:style-name="T1">extend ActiveSupport::Autoload</text:span></text:p>
            <text:p><text:span text:style-name="T1"/></text:p>
            <text:p><text:span text:style-name="T1"><text:s text:c="2"/></text:span><text:span text:style-name="T1">autoload :Attribute</text:span></text:p>
            <text:p><text:span text:style-name="T1"><text:s text:c="2"/></text:span><text:span text:style-name="T1">autoload :Base</text:span></text:p>
            <text:p><text:span text:style-name="T1"><text:s text:c="2"/></text:span><text:span text:style-name="T1">autoload :Callbacks</text:span></text:p>
            <text:p><text:span text:style-name="T1"><text:s text:c="2"/></text:span><text:span text:style-name="T1">autoload :Core</text:span></text:p>
            <text:p><text:span text:style-name="T1"><text:s text:c="2"/></text:span><text:span text:style-name="T1">autoload :ConnectionHandling</text:span></text:p>
            <text:p><text:span text:style-name="T1"><text:s text:c="2"/></text:span><text:span text:style-name="T1">autoload :CounterCache</text:span></text:p>
            <text:p><text:span text:style-name="T1"><text:s text:c="2"/></text:span><text:span text:style-name="T1">#...</text:span></text:p>
            <text:p><text:span text:style-name="T1"><text:s text:c="2"/></text:span><text:span text:style-name="T1">autoload :Validations</text:span></text:p>
            <text:p><text:span text:style-name="T1"/></text:p>
          </draw:text-box>
        </draw:frame>
        <draw:frame draw:style-name="gr4" draw:text-style-name="P1" xml:id="id6" draw:id="id6" draw:layer="layout" svg:width="17.2cm" svg:height="16.901cm" svg:x="43.8cm" svg:y="9.959cm">
          <draw:text-box>
            <text:p><text:span text:style-name="T1">require "active_support/inflector/methods"</text:span></text:p>
            <text:p><text:span text:style-name="T1"/></text:p>
            <text:p><text:span text:style-name="T1">module ActiveSupport</text:span></text:p>
            <text:p><text:span text:style-name="T1"/></text:p>
            <text:p><text:span text:style-name="T1"><text:s text:c="2"/></text:span><text:span text:style-name="T1">module Autoload</text:span></text:p>
            <text:p><text:span text:style-name="T1"><text:s text:c="4"/></text:span><text:span text:style-name="T1">def self.extended(base) # :nodoc:</text:span></text:p>
            <text:p><text:span text:style-name="T1"><text:s text:c="6"/></text:span><text:span text:style-name="T1">base.class_eval do</text:span></text:p>
            <text:p><text:span text:style-name="T1"><text:s text:c="8"/></text:span><text:span text:style-name="T1">@_autoloads = {}</text:span></text:p>
            <text:p><text:span text:style-name="T1"><text:s text:c="8"/></text:span><text:span text:style-name="T1">@_under_path = nil</text:span></text:p>
            <text:p><text:span text:style-name="T1"><text:s text:c="8"/></text:span><text:span text:style-name="T1">@_at_path = nil</text:span></text:p>
            <text:p><text:span text:style-name="T1"><text:s text:c="8"/></text:span><text:span text:style-name="T1">@_eager_autoload = false</text:span></text:p>
            <text:p><text:span text:style-name="T1"><text:s text:c="6"/></text:span><text:span text:style-name="T1">end</text:span></text:p>
            <text:p><text:span text:style-name="T1"><text:s text:c="4"/></text:span><text:span text:style-name="T1">end</text:span></text:p>
            <text:p><text:span text:style-name="T1"/></text:p>
            <text:p><text:span text:style-name="T1"><text:s text:c="4"/></text:span><text:span text:style-name="T1">def autoload(const_name, path = @_at_path)</text:span></text:p>
            <text:p><text:span text:style-name="T1"><text:s text:c="6"/></text:span><text:span text:style-name="T1">unless path</text:span></text:p>
            <text:p><text:span text:style-name="T1"><text:s text:c="8"/></text:span><text:span text:style-name="T1">full = [name, @_under_path, const_name.to_s].compact.join("::")</text:span></text:p>
            <text:p><text:span text:style-name="T1"><text:s text:c="8"/></text:span><text:span text:style-name="T1">path = Inflector.underscore(full)</text:span></text:p>
            <text:p><text:span text:style-name="T1"><text:s text:c="6"/></text:span><text:span text:style-name="T1">end</text:span></text:p>
            <text:p><text:span text:style-name="T1"/></text:p>
            <text:p><text:span text:style-name="T1"><text:s text:c="6"/></text:span><text:span text:style-name="T1">if @_eager_autoload</text:span></text:p>
            <text:p><text:span text:style-name="T1"><text:s text:c="8"/></text:span><text:span text:style-name="T1">@_autoloads[const_name] = path</text:span></text:p>
            <text:p><text:span text:style-name="T1"><text:s text:c="6"/></text:span><text:span text:style-name="T1">end</text:span></text:p>
            <text:p><text:span text:style-name="T1"/></text:p>
            <text:p><text:span text:style-name="T1"><text:s text:c="6"/></text:span><text:span text:style-name="T1">super const_name, path</text:span></text:p>
            <text:p><text:span text:style-name="T1"><text:s text:c="4"/></text:span><text:span text:style-name="T1">end</text:span></text:p>
            <text:p><text:span text:style-name="T1"><text:s/></text:span></text:p>
            <text:p><text:span text:style-name="T1">#...</text:span></text:p>
            <text:p><text:span text:style-name="T1"/></text:p>
            <text:p><text:span text:style-name="T1"/></text:p>
          </draw:text-box>
        </draw:frame>
        <draw:frame draw:style-name="gr5" draw:text-style-name="P1" xml:id="id5" draw:id="id5" draw:layer="layout" svg:width="16.6cm" svg:height="0.806cm" svg:x="41.7cm" svg:y="7.258cm">
          <draw:text-box>
            <text:p><text:span text:style-name="T1">gems/activesupport-4.2.1/lib/active_support/dependencies/autoload.rb</text:span></text:p>
          </draw:text-box>
        </draw:frame>
        <draw:frame draw:style-name="gr6" draw:text-style-name="P1" xml:id="id10" draw:id="id10" draw:layer="layout" svg:width="11.9cm" svg:height="0.806cm" svg:x="26.1cm" svg:y="23.202cm">
          <draw:text-box>
            <text:p><text:span text:style-name="T1">gems/activerecord-4.2.1/lib/active_record/base.rb</text:span></text:p>
          </draw:text-box>
        </draw:frame>
        <draw:frame draw:style-name="gr7" draw:text-style-name="P1" xml:id="id11" draw:id="id11" draw:layer="layout" svg:width="15.4cm" svg:height="15.914cm" svg:x="26.5cm" svg:y="26.686cm">
          <draw:text-box>
            <text:p><text:span text:style-name="T1">require 'yaml'</text:span></text:p>
            <text:p><text:span text:style-name="T1">require #......</text:span></text:p>
            <text:p><text:span text:style-name="T1"/></text:p>
            <text:p><text:span text:style-name="T1">module ActiveRecord</text:span></text:p>
            <text:p><text:span text:style-name="T1"/></text:p>
            <text:p><text:span text:style-name="T1"><text:s text:c="2"/></text:span><text:span text:style-name="T1">class Base</text:span></text:p>
            <text:p><text:span text:style-name="T1"><text:s text:c="4"/></text:span><text:span text:style-name="T1">extend ActiveModel::Naming</text:span></text:p>
            <text:p><text:span text:style-name="T1"/></text:p>
            <text:p><text:span text:style-name="T1"><text:s text:c="4"/></text:span><text:span text:style-name="T1">extend ActiveSupport::Benchmarkable</text:span></text:p>
            <text:p><text:span text:style-name="T1"><text:s text:c="4"/></text:span><text:span text:style-name="T1">extend ActiveSupport::DescendantsTracker</text:span></text:p>
            <text:p><text:span text:style-name="T1"/></text:p>
            <text:p><text:span text:style-name="T1"><text:s text:c="4"/></text:span><text:span text:style-name="T1">extend ConnectionHandling</text:span></text:p>
            <text:p><text:span text:style-name="T1"><text:s text:c="4"/></text:span><text:span text:style-name="T1">extend QueryCache::ClassMethods</text:span></text:p>
            <text:p><text:span text:style-name="T1"><text:s text:c="4"/></text:span><text:span text:style-name="T1">extend Querying</text:span></text:p>
            <text:p><text:span text:style-name="T1"><text:s text:c="4"/></text:span><text:span text:style-name="T1">extend Translation</text:span></text:p>
            <text:p><text:span text:style-name="T1"><text:s text:c="4"/></text:span><text:span text:style-name="T1">extend DynamicMatchers</text:span></text:p>
            <text:p><text:span text:style-name="T1"><text:s text:c="4"/></text:span><text:span text:style-name="T1">extend Explain</text:span></text:p>
            <text:p><text:span text:style-name="T1"><text:s text:c="4"/></text:span><text:span text:style-name="T1">extend Enum</text:span></text:p>
            <text:p><text:span text:style-name="T1"><text:s text:c="4"/></text:span><text:span text:style-name="T1">extend Delegation::DelegateCache</text:span></text:p>
            <text:p><text:span text:style-name="T1"/></text:p>
            <text:p><text:span text:style-name="T1"><text:s text:c="4"/></text:span><text:span text:style-name="T1">include Core</text:span></text:p>
            <text:p><text:span text:style-name="T1"><text:s text:c="4"/></text:span><text:span text:style-name="T1">include Persistence</text:span></text:p>
            <text:p><text:span text:style-name="T1"><text:s text:c="4"/></text:span><text:span text:style-name="T1">include Validations</text:span></text:p>
            <text:p><text:span text:style-name="T1"/></text:p>
            <text:p><text:span text:style-name="T1"/></text:p>
          </draw:text-box>
        </draw:frame>
        <draw:frame draw:style-name="gr8" draw:text-style-name="P1" xml:id="id14" draw:id="id14" draw:layer="layout" svg:width="14.3cm" svg:height="8.35cm" svg:x="8.2cm" svg:y="25.45cm">
          <draw:text-box>
            <text:p><text:span text:style-name="T1">module ActiveRecord</text:span></text:p>
            <text:p><text:span text:style-name="T1"><text:s text:c="2"/></text:span><text:span text:style-name="T1">module Validations</text:span></text:p>
            <text:p><text:span text:style-name="T1"><text:s text:c="4"/></text:span><text:span text:style-name="T1">extend ActiveSupport::Concern</text:span></text:p>
            <text:p><text:span text:style-name="T1"><text:s text:c="4"/></text:span><text:span text:style-name="T1">include ActiveModel::Validations</text:span></text:p>
            <text:p><text:span text:style-name="T1"/></text:p>
            <text:p><text:span text:style-name="T1"><text:s text:c="4"/></text:span><text:span text:style-name="T1">def valid?(context = nil)</text:span></text:p>
            <text:p><text:span text:style-name="T1"><text:s text:c="6"/></text:span><text:span text:style-name="T1">context ||= (new_record? ? :create : :update)</text:span></text:p>
            <text:p><text:span text:style-name="T1"><text:s text:c="6"/></text:span><text:span text:style-name="T1">output = super(context)</text:span></text:p>
            <text:p><text:span text:style-name="T1"><text:s text:c="6"/></text:span><text:span text:style-name="T1">errors.empty? &amp;&amp; output</text:span></text:p>
            <text:p><text:span text:style-name="T1"><text:s text:c="4"/></text:span><text:span text:style-name="T1">end</text:span></text:p>
            <text:p><text:span text:style-name="T1"/></text:p>
            <text:p><text:span text:style-name="T1"><text:s text:c="4"/></text:span><text:span text:style-name="T1">alias_method :validate, :valid?</text:span></text:p>
          </draw:text-box>
        </draw:frame>
        <draw:frame draw:style-name="gr9" draw:text-style-name="P1" xml:id="id13" draw:id="id13" draw:layer="layout" svg:width="12.9cm" svg:height="1.15cm" svg:x="6.7cm" svg:y="22.5cm">
          <draw:text-box>
            <text:p><text:span text:style-name="T1">gems/activerecord-4.2.1/lib/active_record/validations.rb</text:span></text:p>
          </draw:text-box>
        </draw:frame>
        <draw:custom-shape draw:style-name="gr10" draw:text-style-name="P2" xml:id="id1" draw:id="id1" draw:layer="layout" svg:width="3.3cm" svg:height="0.6cm" svg:x="4.6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5.4cm" svg:height="0.6cm" svg:x="30.2cm" svg:y="1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2.1cm" svg:height="0.6cm" svg:x="28.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1.5cm" svg:height="0.6cm" svg:x="30.7cm" svg:y="1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2.6cm" svg:height="0.6cm" svg:x="30.7cm" svg:y="1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0.6cm" svg:x="3.1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cm" svg:height="0.6cm" svg:x="5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cm" svg:height="0.6cm" svg:x="5cm" svg:y="11.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6.25cm" svg:y1="3.9cm" svg:x2="32.9cm" svg:y2="4.9cm" draw:start-shape="id1" draw:start-glue-point="0" draw:end-shape="id2" draw:end-glue-point="0" svg:d="M6250 3900c0-751 26650-1251 26650 1000" svg:viewBox="0 0 26651 1635">
          <text:p/>
        </draw:connector>
        <draw:connector draw:style-name="gr11" draw:text-style-name="P2" draw:layer="layout" draw:type="curve" svg:x1="32.9cm" svg:y1="5.85cm" svg:x2="34.1cm" svg:y2="7.1cm" draw:start-shape="id2" draw:start-glue-point="2" draw:end-shape="id3" svg:d="M32900 5850c0 937 1200 313 1200 1250" svg:viewBox="0 0 1201 1251">
          <text:p/>
        </draw:connector>
        <draw:connector draw:style-name="gr11" draw:text-style-name="P2" draw:layer="layout" draw:type="curve" svg:x1="35.6cm" svg:y1="12.5cm" svg:x2="41.7cm" svg:y2="7.661cm" draw:start-shape="id4" draw:start-glue-point="1" draw:end-shape="id5" svg:d="M35600 12500c4576 0 1527-4839 6100-4839" svg:viewBox="0 0 6101 4840">
          <text:p/>
        </draw:connector>
        <draw:connector draw:style-name="gr11" draw:text-style-name="P2" draw:layer="layout" draw:type="curve" svg:x1="58.3cm" svg:y1="7.661cm" svg:x2="52.4cm" svg:y2="9.959cm" draw:start-shape="id5" draw:start-glue-point="1" draw:end-shape="id6" draw:end-glue-point="0" svg:d="M58300 7661c750 0 626 675-1037 895s-4863-17-4863 1403" svg:viewBox="0 0 6341 2299">
          <text:p/>
        </draw:connector>
        <draw:custom-shape draw:style-name="gr10" draw:text-style-name="P2" xml:id="id8" draw:id="id8" draw:layer="layout" svg:width="2.1cm" svg:height="0.6cm" svg:x="45.4cm" svg:y="17.8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30.6cm" svg:y1="13.6cm" svg:x2="46.45cm" svg:y2="17.8cm" draw:start-shape="id7" draw:start-glue-point="1" draw:end-shape="id8" draw:end-glue-point="0" svg:d="M30600 13600c10567 0 15850 1400 15850 4200" svg:viewBox="0 0 15851 4201">
          <text:p/>
        </draw:connector>
        <draw:connector draw:style-name="gr11" draw:text-style-name="P2" draw:layer="layout" draw:type="curve" svg:x1="32.2cm" svg:y1="14.2cm" svg:x2="38cm" svg:y2="23.605cm" draw:start-shape="id9" draw:start-glue-point="1" draw:end-shape="id10" draw:end-glue-point="1" svg:d="M32200 14200c9450 0 6550 9405 5800 9405" svg:viewBox="0 0 6810 9406">
          <text:p/>
        </draw:connector>
        <draw:connector draw:style-name="gr11" draw:text-style-name="P2" draw:layer="layout" draw:type="curve" svg:x1="32.05cm" svg:y1="24.008cm" svg:x2="34.2cm" svg:y2="26.686cm" draw:start-shape="id10" draw:start-glue-point="2" draw:end-shape="id11" draw:end-glue-point="0" svg:d="M32050 24008c0 2008 2150 670 2150 2678" svg:viewBox="0 0 2151 2679">
          <text:p/>
        </draw:connector>
        <draw:connector draw:style-name="gr11" draw:text-style-name="P2" draw:layer="layout" draw:type="curve" svg:x1="32cm" svg:y1="17.8cm" svg:x2="13.15cm" svg:y2="22.5cm" draw:start-shape="id12" draw:start-glue-point="2" draw:end-shape="id13" draw:end-glue-point="0" svg:d="M32000 17800c0 3526-18850 1177-18850 4700" svg:viewBox="0 0 18851 4701">
          <text:p/>
        </draw:connector>
        <draw:connector draw:style-name="gr11" draw:text-style-name="P2" draw:layer="layout" draw:type="curve" svg:x1="13.15cm" svg:y1="23.65cm" svg:x2="15.35cm" svg:y2="25.45cm" draw:start-shape="id13" draw:start-glue-point="2" draw:end-shape="id14" draw:end-glue-point="0" svg:d="M13150 23650c0 1350 2200 450 2200 1800" svg:viewBox="0 0 2201 1801">
          <text:p/>
        </draw:connector>
        <draw:frame draw:style-name="gr12" draw:text-style-name="P3" xml:id="id16" draw:id="id16" draw:layer="layout" svg:width="13.4cm" svg:height="4.136cm" svg:x="49.7cm" svg:y="33.294cm">
          <draw:text-box>
            <text:p><text:span text:style-name="T2">Implementation from Kernel</text:span></text:p>
            <text:p><text:span text:style-name="T2">------------------------------------------------------------------------------</text:span></text:p>
            <text:p><text:span text:style-name="T2"><text:s text:c="2"/></text:span><text:span text:style-name="T2">autoload(module, filename) <text:s text:c="2"/>-&gt; nil</text:span></text:p>
            <text:p><text:span text:style-name="T2">------------------------------------------------------------------------------</text:span></text:p>
            <text:p><text:span text:style-name="T2">Registers filename to be loaded (using Kernel::require) the first time that module (which may be a String or a symbol) is accessed.</text:span></text:p>
          </draw:text-box>
        </draw:frame>
        <draw:custom-shape draw:style-name="gr10" draw:text-style-name="P2" xml:id="id15" draw:id="id15" draw:layer="layout" svg:width="1.5cm" svg:height="0.6cm" svg:x="44.7cm" svg:y="23.3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45.45cm" svg:y1="23.9cm" svg:x2="56.4cm" svg:y2="33.294cm" draw:start-shape="id15" draw:start-glue-point="2" draw:end-shape="id16" draw:end-glue-point="0" svg:d="M45450 23900c0 7047 10950 2350 10950 9394" svg:viewBox="0 0 10951 9395">
          <text:p/>
        </draw:connector>
        <draw:frame draw:style-name="gr13" draw:text-style-name="P3" xml:id="id18" draw:id="id18" draw:layer="layout" svg:width="13cm" svg:height="0.806cm" svg:x="9cm" svg:y="36.2cm">
          <draw:text-box>
            <text:p text:style-name="P3"><text:span text:style-name="T2">gems/activemodel-4.2.1/lib/active_model/validations.rb</text:span></text:p>
          </draw:text-box>
        </draw:frame>
        <draw:custom-shape draw:style-name="gr10" draw:text-style-name="P2" xml:id="id17" draw:id="id17" draw:layer="layout" svg:width="2.6cm" svg:height="0.6cm" svg:x="13.6cm" svg:y="27.2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16.2cm" svg:y1="27.5cm" svg:x2="22cm" svg:y2="36.603cm" draw:start-shape="id17" draw:start-glue-point="1" draw:end-shape="id18" svg:d="M16200 27500c9450 0 6550 9103 5800 9103" svg:viewBox="0 0 6810 9104">
          <text:p/>
        </draw:connector>
        <draw:custom-shape draw:style-name="gr10" draw:text-style-name="P2" xml:id="id19" draw:id="id19" draw:layer="layout" svg:width="2.6cm" svg:height="0.6cm" svg:x="29cm" svg:y="3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29cm" svg:y1="39.3cm" svg:x2="19.6cm" svg:y2="23.075cm" draw:start-shape="id19" draw:start-glue-point="3" draw:end-shape="id13" svg:d="M29000 39300c-7050 0-2350-16225-9400-16225" svg:viewBox="0 0 9401 16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5:51:23.704000000</meta:creation-date>
    <dc:date>2015-06-03T22:55:31.964000000</dc:date>
    <meta:editing-duration>PT2H2M54S</meta:editing-duration>
    <meta:editing-cycles>5</meta:editing-cycles>
    <meta:generator>LibreOffice/4.2.6.2$Windows_x86 LibreOffice_project/185f2ce4dcc34af9bd97dec29e6d42c39557298f</meta:generator>
    <meta:document-statistic meta:object-count="35"/>
  </office:meta>
</office:document-meta>
</file>